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imes new roman" fo:font-size="12pt" officeooo:rsid="001953c6" officeooo:paragraph-rsid="001953c6" style:font-size-asian="12pt" style:font-size-complex="12pt"/>
    </style:style>
    <style:style style:name="P2" style:family="paragraph" style:parent-style-name="Standard">
      <style:text-properties style:font-name="Times new roman" fo:font-size="12pt" officeooo:rsid="00231f1b" officeooo:paragraph-rsid="00231f1b" style:font-size-asian="12pt" style:font-size-complex="12pt"/>
    </style:style>
    <style:style style:name="P3" style:family="paragraph" style:parent-style-name="Standard">
      <style:text-properties style:font-name="Times new roman" fo:font-size="12pt" officeooo:rsid="002408fa" officeooo:paragraph-rsid="002408fa" style:font-size-asian="12pt" style:font-size-complex="12pt"/>
    </style:style>
    <style:style style:name="P4" style:family="paragraph" style:parent-style-name="Standard">
      <style:text-properties style:font-name="Times new roman" fo:font-size="12pt" officeooo:rsid="00262381" officeooo:paragraph-rsid="00262381" style:font-size-asian="12pt" style:font-size-complex="12pt"/>
    </style:style>
    <style:style style:name="P5" style:family="paragraph" style:parent-style-name="Standard">
      <style:text-properties style:font-name="Times new roman" fo:font-size="12pt" officeooo:rsid="00272c00" officeooo:paragraph-rsid="00272c00" style:font-size-asian="12pt" style:font-size-complex="12pt"/>
    </style:style>
    <style:style style:name="P6" style:family="paragraph" style:parent-style-name="Standard">
      <style:text-properties style:font-name="Times new roman" fo:font-size="12pt" officeooo:rsid="00285c9b" officeooo:paragraph-rsid="00285c9b" style:font-size-asian="12pt" style:font-size-complex="12pt"/>
    </style:style>
    <style:style style:name="P7" style:family="paragraph" style:parent-style-name="Standard">
      <style:text-properties style:font-name="Times new roman" fo:font-size="12pt" officeooo:rsid="0028d9b4" officeooo:paragraph-rsid="0028d9b4" style:font-size-asian="12pt" style:font-size-complex="12pt"/>
    </style:style>
    <style:style style:name="P8" style:family="paragraph" style:parent-style-name="Standard">
      <style:text-properties style:font-name="Times new roman" fo:font-size="12pt" officeooo:rsid="002b27db" officeooo:paragraph-rsid="002b27db" style:font-size-asian="12pt" style:font-size-complex="12pt"/>
    </style:style>
    <style:style style:name="P9" style:family="paragraph" style:parent-style-name="Standard">
      <style:text-properties style:font-name="Times new roman" fo:font-size="12pt" officeooo:rsid="002c00b0" officeooo:paragraph-rsid="002c00b0" style:font-size-asian="12pt" style:font-size-complex="12pt"/>
    </style:style>
    <style:style style:name="P10" style:family="paragraph" style:parent-style-name="Standard">
      <style:text-properties style:font-name="Times new roman" fo:font-size="12pt" officeooo:rsid="002db0ed" officeooo:paragraph-rsid="002db0ed" style:font-size-asian="12pt" style:font-size-complex="12pt"/>
    </style:style>
    <style:style style:name="T1" style:family="text">
      <style:text-properties officeooo:rsid="0022937b"/>
    </style:style>
    <style:style style:name="T2" style:family="text">
      <style:text-properties officeooo:rsid="0024379e"/>
    </style:style>
    <style:style style:name="T3" style:family="text">
      <style:text-properties officeooo:rsid="00272c00"/>
    </style:style>
    <style:style style:name="T4" style:family="text">
      <style:text-properties officeooo:rsid="00285c9b"/>
    </style:style>
    <style:style style:name="T5" style:family="text">
      <style:text-properties officeooo:rsid="0028d9b4"/>
    </style:style>
    <style:style style:name="T6" style:family="text">
      <style:text-properties style:font-name="sans-serif" fo:font-size="13.5pt"/>
    </style:style>
    <style:style style:name="T7" style:family="text">
      <style:text-properties style:font-name="sans-serif" fo:font-size="11.25pt"/>
    </style:style>
    <style:style style:name="T8" style:family="text">
      <style:text-properties style:font-name="serif" fo:font-size="13.5pt"/>
    </style:style>
    <style:style style:name="T9" style:family="text">
      <style:text-properties officeooo:rsid="002b27db"/>
    </style:style>
    <style:style style:name="T10" style:family="text">
      <style:text-properties officeooo:rsid="002c00b0"/>
    </style:style>
    <style:style style:name="T11" style:family="text">
      <style:text-properties officeooo:rsid="002db0ed"/>
    </style:style>
    <style:style style:name="T12" style:family="text">
      <style:text-properties officeooo:rsid="002de5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347.004</text:p>
      <text:p text:style-name="P1">Daniel Crawfor<text:span text:style-name="T1">d</text:span></text:p>
      <text:p text:style-name="P1"/>
      <text:p text:style-name="P2">5.3<text:span text:style-name="T2">)</text:span></text:p>
      <text:p text:style-name="P3">A duplicate tuple is considered an inherent constraint within a relation. <text:span text:style-name="T2">This is because each tuple represents a particular entity or relationship. If there were duplicates, it indicates that there are two entities that are exactly the same. For example, this could mean there are two students of the exact same type within a school. Because of this reason, tuples should not have duplicates.</text:span></text:p>
      <text:p text:style-name="P3"/>
      <text:p text:style-name="P2">5.4<text:span text:style-name="T2">)</text:span></text:p>
      <text:p text:style-name="P4">A key is an attribute that is unique to each particular entity so that it can be found distinctly. A superkey of R has four conditions to being a superkey. First of all, no two tuples will have the same value for a superkey SK. Second, this condition must hold in any valid state R. Attributes can be removed from the superkey and still be a superkey. <text:span text:style-name="T3">A key is considered a minimal superkey, so if an attribute is removed from key it is no longer a key. So every key is a superkey, but not every superkey is a key.</text:span></text:p>
      <text:p text:style-name="P2"/>
      <text:p text:style-name="P2">5.7<text:span text:style-name="T3">)</text:span></text:p>
      <text:p text:style-name="P5">NULL values allows for attributes that may or may not have values associated with them. For example, this could be like the apartment number which is always seen as an option but obviously is not absolutely necessary all the time. Thus, there are three specific reasons for why NULL values exist. First, it is for if a value is unknown. Second, a value may exist but it may not be available. Third and last, an attribute may not apply to a tuple.</text:p>
      <text:p text:style-name="P5"/>
      <text:p text:style-name="P2">5.8<text:span text:style-name="T3">)</text:span></text:p>
      <text:p text:style-name="P5">For entity integrity, it is important that things such as the primary key are always associated with an atomic value. It cannot be null. This is because primary keys are used to identify individual tuples. This may apply to other values besides the primary key if it makes no sense to have a null value for an attribute. For referential integrity, it is important that two relations maintain consistency among tuples. <text:span text:style-name="T4">For example, if a mother and daughter are related to each other, it would make sense that the daughter would have her listed as her mother and not someone else.</text:span></text:p>
      <text:p text:style-name="P5"/>
      <text:p text:style-name="P2">5.9<text:span text:style-name="T3">)</text:span></text:p>
      <text:p text:style-name="P6">Foreign keys are used between two referencing relations R1 and R2. <text:span text:style-name="T5">A reference can be made between two referencing relations by using a primary key PK and a foreign key FK. If a tuple t1 in R1 and a tuple 2 in R2 have the characteristics t1[FK] = t2[PK] then they are said to reference each other. A foreign key can be either null or a value of an existing primary key of a corresponding primary key in a referenced relation.</text:span></text:p>
      <text:p text:style-name="P2"><text:span text:style-name="T6"/></text:p>
      <text:p text:style-name="P2">5.11 a-k<text:span text:style-name="T5">)</text:span></text:p>
      <text:p text:style-name="P7">a) <text:span text:style-name="T9">This insertion is acceptable, it violates no constraints.</text:span></text:p>
      <text:p text:style-name="P8">b) This insertion is acceptable, it violates no constraints.</text:p>
      <text:p text:style-name="P8">c) This insertion is not acceptable, it violates a key constraint. Administration already has the key 4, so Production can not also also have 4. By generating a new key value this can enforce the constraint.</text:p>
      <text:p text:style-name="P8">d) This insertion is acceptable, it does not violate Entity integrity because it has a primary key with a unique value.</text:p>
      <text:p text:style-name="P8">e) This insertion is acceptable, it does not violate referential integrity because the Essn is referenced by Joyce.</text:p>
      <text:p text:style-name="P8">f) This deletion is acceptable, there are no foreign keys referencing these dependents because they are weak entities.</text:p>
      <text:p text:style-name="P8"><text:soft-page-break/>g) <text:span text:style-name="T10">This deletion violates referential integrity because DEPARTMENT Administration has a foreign key for that SSN and WORKS_ON has two entities which rely on that SSN. This deletion should be enforced by either denying the operation is deleting all referencing attributes as well while replacing key attributes with the new appropriate values.</text:span></text:p>
      <text:p text:style-name="P9">h) This deletion <text:span text:style-name="T12">is acceptable,</text:span> there is no foreign keys within the PROJECT so it is safe to do delete within this entity set.</text:p>
      <text:p text:style-name="P9">i) <text:span text:style-name="T11">This modification is acceptable, it references an existing employee and changes the start_date will be safe.</text:span></text:p>
      <text:p text:style-name="P10">j) This modification is not acceptable because it violates referential integrity. The new super_ssn does not reference a valid manager. <text:span text:style-name="T12">To enforce this constraint, this modification should simply be denied.</text:span><text:line-break/>k) This <text:span text:style-name="T12">modification is acceptable</text:span>, it does not interfere with referential integrity so it will not h<text:span text:style-name="T12">arm the integrity of the databas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23:55:34.919983561</meta:creation-date>
    <dc:date>2019-02-17T16:25:43.210919822</dc:date>
    <meta:editing-duration>PT45M52S</meta:editing-duration>
    <meta:editing-cycles>9</meta:editing-cycles>
    <meta:generator>LibreOffice/6.1.4.2$Linux_X86_64 LibreOffice_project/10$Build-2</meta:generator>
    <meta:document-statistic meta:table-count="0" meta:image-count="0" meta:object-count="0" meta:page-count="2" meta:paragraph-count="23" meta:word-count="696" meta:character-count="4011" meta:non-whitespace-character-count="3338"/>
  </office:meta>
</office:document-meta>
</file>